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start" fo:text-indent="0in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start" fo:text-indent="0in"/>
      <style:text-properties fo:language="en" fo:country="US"/>
    </style:style>
    <style:style style:name="P4" style:parent-style-name="Normal" style:family="paragraph">
      <style:paragraph-properties fo:text-align="start" fo:text-indent="0in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paragraph-properties fo:text-align="start" fo:text-indent="0in"/>
      <style:text-properties fo:language="en" fo:country="US"/>
    </style:style>
    <style:style style:name="P18" style:parent-style-name="Normal" style:family="paragraph">
      <style:paragraph-properties fo:text-align="start" fo:text-indent="0in"/>
      <style:text-properties fo:font-weight="bold" style:font-weight-asian="bold" style:font-weight-complex="bold" fo:language="en" fo:country="US"/>
    </style:style>
    <style:style style:name="P19" style:parent-style-name="Normal" style:family="paragraph">
      <style:paragraph-properties fo:text-align="start" fo:text-indent="0in"/>
      <style:text-properties fo:language="en" fo:country="US"/>
    </style:style>
    <style:style style:name="P20" style:parent-style-name="Normal" style:family="paragraph">
      <style:paragraph-properties fo:text-align="start" fo:text-indent="0in"/>
      <style:text-properties fo:language="en" fo:country="US"/>
    </style:style>
  </office:automatic-styles>
  <office:body>
    <office:text text:use-soft-page-breaks="true">
      <text:p text:style-name="P1">Results</text:p>
      <text:p text:style-name="P2">Hierarchical clustering</text:p>
      <text:p text:style-name="P3">To investingate groups that differ<text:s/>highes possible<text:s/>in they objective cognitive performance levels, a hierarchical cluster analysis<text:s/>using ward algorithm with Euclidean distance was conducted.</text:p>
      <text:p text:style-name="P4"><text:span text:style-name="T5">From the initil Stichprobe, 9 participants were excluded based on<text:s/></text:span><text:span text:style-name="T6">missing values in at least one of the cognitive variables, TMT, n-back and PVT. Explorative analysis</text:span><text:span text:style-name="T7">(?)</text:span><text:span text:style-name="T8"><text:s/>of which variables contribute best to resulted in a final clustering based on observed TMT-A and TMT-B completion time and rea</text:span><text:span text:style-name="T9">c</text:span><text:span text:style-name="T10">tion</text:span><text:span text:style-name="T11"><text:s/></text:span><text:span text:style-name="T12">time in PVT.<text:s/></text:span>As TMT-BA ergibt sich aus TMT-A and B, and therefore doppelte Information ist, it was not used to<text:s/>define clusters, damit die Gewichtung (oder wie sagt man?) der Variablen gleich bleibt.<text:s/><text:span text:style-name="T13">As participants in general seemed to perform poorly on the n</text:span><text:span text:style-name="T14">-back, especially in the 2-back task (mean missed targets = 13.5, Range = 3 – 20 missed targets).<text:s/></text:span><text:span text:style-name="T15">The dendrogram<text:s/></text:span><text:span text:style-name="T16">provided proof for reasonable separation two-cluster solution and a four-cluster solution. The two-cluster and four-cluster solution were examined in several differences. The clustering algorithm devided the participants into two distinct clusters and four distinct clusters.<text:s/></text:span></text:p>
      <text:p text:style-name="P17"/>
      <text:p text:style-name="P18">Two-cluster solution</text:p>
      <text:p text:style-name="P19">Cluster 1 (C1) contained 41 participants, of which 33 reported subjective CD. Con…., Cluster 2 (C2) contained of 29 paricipants, of which 10 reported subjective CD (Table X).<text:s/>Comparison of the two clusters were performed using nonparametric Wilcoxon test,<text:s/>as the assumtion of normality distribution and variance homogeniety were not given for most of the variables.<text:s/>In Table X all comparisons are stated.<text:s/>The participants<text:s/>of C2 completed the TMT and reacted in PVT significantly faster as participants in C1. Missed targets in the n-back task were significantly more frequent in C1 compared to C2.<text:s/><text:s/>No significant differneces were found between clusters in age, level of education,<text:s/>fatigue scores, quality of sleep, anxiety and depression.<text:s/>No auffällige Werte in HADS and Fatigue, but scores in PSQI indicate poor sleep quality in both clusters (C1: m = 7.43, SD = 4.3; C2: m = 6.2, SD = 3.7).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05:31:00Z</meta:creation-date>
    <dc:date>2025-03-30T07:20:00Z</dc:date>
    <meta:template xlink:href="Normal.dotm" xlink:type="simple"/>
    <meta:editing-cycles>3</meta:editing-cycles>
    <meta:editing-duration>PT0S</meta:editing-duration>
    <meta:document-statistic meta:page-count="1" meta:paragraph-count="4" meta:word-count="286" meta:character-count="2087" meta:row-count="15" meta:non-whitespace-character-count="1805"/>
  </office:meta>
</office:document-meta>
</file>